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precision-as-shown="true" table:automatic-find-labels="false" table:use-regular-expression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8:13:22.232000000</meta:creation-date>
    <dc:date>2017-06-16T18:13:56.082000000</dc:date>
    <meta:editing-duration>PT34S</meta:editing-duration>
    <meta:editing-cycles>1</meta:editing-cycles>
    <meta:document-statistic meta:table-count="1" meta:cell-count="4" meta:object-count="0"/>
    <meta:generator>LibreOfficeDev/5.4.0.0.beta2$Windows_x86 LibreOffice_project/3cc1cdd8ee50f144e5514da51800a08119754d8f</meta:generator>
  </office:meta>
</office:document-meta>
</file>